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3be6" officeooo:paragraph-rsid="00013be6"/>
    </style:style>
    <style:style style:name="P2" style:family="paragraph" style:parent-style-name="Standard">
      <style:text-properties officeooo:rsid="000290c4" officeooo:paragraph-rsid="000290c4"/>
    </style:style>
    <style:style style:name="P3" style:family="paragraph" style:parent-style-name="Standard">
      <style:text-properties fo:font-weight="bold" officeooo:rsid="00033678" officeooo:paragraph-rsid="00033678" style:font-weight-asian="bold" style:font-weight-complex="bold"/>
    </style:style>
    <style:style style:name="P4" style:family="paragraph" style:parent-style-name="Standard">
      <style:text-properties fo:font-weight="bold" officeooo:rsid="000377db" officeooo:paragraph-rsid="000377db" style:font-weight-asian="bold" style:font-weight-complex="bold"/>
    </style:style>
    <style:style style:name="P5" style:family="paragraph" style:parent-style-name="Table_20_Contents">
      <style:text-properties fo:font-weight="bold" officeooo:rsid="000377db" officeooo:paragraph-rsid="000377db" style:font-weight-asian="bold" style:font-weight-complex="bold"/>
    </style:style>
    <style:style style:name="P6" style:family="paragraph" style:parent-style-name="Table_20_Contents">
      <style:text-properties officeooo:rsid="000377db" officeooo:paragraph-rsid="000377db"/>
    </style:style>
    <style:style style:name="P7" style:family="paragraph" style:parent-style-name="Table_20_Contents">
      <style:text-properties officeooo:rsid="00048e9e" officeooo:paragraph-rsid="00048e9e"/>
    </style:style>
    <style:style style:name="P8" style:family="paragraph" style:parent-style-name="Table_20_Contents">
      <style:text-properties officeooo:rsid="0005f271" officeooo:paragraph-rsid="0005f2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0c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48e9e"/>
    </style:style>
    <style:style style:name="T5" style:family="text">
      <style:text-properties officeooo:rsid="0005f2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ziedzina</text:span>: Firma Kurierska</text:p>
      <text:p text:style-name="P1"><text:span text:style-name="T1">Obszar</text:span>: <text:span text:style-name="T2">Obsługa przesyłek kurierskich</text:span></text:p>
      <text:p text:style-name="P1"/>
      <text:p text:style-name="P3">Kontekst dziedziny problemowej<text:span text:style-name="T3">:</text:span></text:p>
      <text:p text:style-name="P3"><text:span text:style-name="T3"/></text:p>
      <text:p text:style-name="P3">Regulacje prawne<text:span text:style-name="T3">:</text:span></text:p>
      <text:p text:style-name="P1"/>
      <text:p text:style-name="P4">Procesy i aktorzy biznesowi<text:span text:style-name="T3">: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5">Proces</text:p>
          </table:table-cell>
          <table:table-cell table:style-name="Tabela1.A1" office:value-type="string">
            <text:p text:style-name="P5">Aktor biznesowy</text:p>
          </table:table-cell>
          <table:table-cell table:style-name="Tabela1.A1" office:value-type="string">
            <text:p text:style-name="P5">Funkcje/Zadania</text:p>
          </table:table-cell>
          <table:table-cell table:style-name="Tabela1.D1" office:value-type="string">
            <text:p text:style-name="P5">Dane</text:p>
          </table:table-cell>
        </table:table-row>
        <table:table-row>
          <table:table-cell table:style-name="Tabela1.A2" office:value-type="string">
            <text:p text:style-name="P5">Co się dzieje?</text:p>
          </table:table-cell>
          <table:table-cell table:style-name="Tabela1.A2" office:value-type="string">
            <text:p text:style-name="P5">Kto uczestniczy spoza organizacji?</text:p>
          </table:table-cell>
          <table:table-cell table:style-name="Tabela1.A2" office:value-type="string">
            <text:p text:style-name="P5">Jakie czynności są wykonywane?</text:p>
          </table:table-cell>
          <table:table-cell table:style-name="Tabela1.D2" office:value-type="string">
            <text:p text:style-name="P5">Jakie dane?</text:p>
          </table:table-cell>
        </table:table-row>
        <table:table-row>
          <table:table-cell table:style-name="Tabela1.A2" office:value-type="string">
            <text:p text:style-name="P6">Nadanie paczki</text:p>
          </table:table-cell>
          <table:table-cell table:style-name="Tabela1.A2" office:value-type="string">
            <text:p text:style-name="P6">Nadawca, Odbiorca</text:p>
          </table:table-cell>
          <table:table-cell table:style-name="Tabela1.A2" office:value-type="string">
            <text:p text:style-name="Table_20_Contents">- <text:span text:style-name="T5">Zebranie danych o paczce, nadawcy, i odbiorcy</text:span></text:p>
            <text:p text:style-name="P8">- Dodanie zlecenia do bazy danych</text:p>
          </table:table-cell>
          <table:table-cell table:style-name="Tabela1.D2" office:value-type="string">
            <text:p text:style-name="P8">Dane osobowe nadawcy, dane o przesyłce, adres odbiorcy</text:p>
          </table:table-cell>
        </table:table-row>
        <table:table-row>
          <table:table-cell table:style-name="Tabela1.A2" office:value-type="string">
            <text:p text:style-name="P6">Obsługa płatności</text:p>
          </table:table-cell>
          <table:table-cell table:style-name="Tabela1.A2" office:value-type="string">
            <text:p text:style-name="P7">Nadawca, Organizacja obsługująca płatności</text:p>
          </table:table-cell>
          <table:table-cell table:style-name="Tabela1.A2" office:value-type="string">
            <text:p text:style-name="Table_20_Contents">- <text:span text:style-name="T5">Nadawca dokonuje płatności za nadanie przesyłki za pomocą wybranego sposobu</text:span></text:p>
          </table:table-cell>
          <table:table-cell table:style-name="Tabela1.D2" office:value-type="string">
            <text:p text:style-name="P8">Dane płatności</text:p>
          </table:table-cell>
        </table:table-row>
        <table:table-row>
          <table:table-cell table:style-name="Tabela1.A2" office:value-type="string">
            <text:p text:style-name="P6">Rejestracja <text:span text:style-name="T4">konta</text:span> stałego nadawcy</text:p>
          </table:table-cell>
          <table:table-cell table:style-name="Tabela1.A2" office:value-type="string">
            <text:p text:style-name="P6">Współpracująca firma</text:p>
          </table:table-cell>
          <table:table-cell table:style-name="Tabela1.A2" office:value-type="string">
            <text:p text:style-name="Table_20_Contents">- 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7">Śledzenie przesyłki</text:p>
          </table:table-cell>
          <table:table-cell table:style-name="Tabela1.A2" office:value-type="string">
            <text:p text:style-name="P7">Odbiorca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7">Zwrot przesyłki</text:p>
          </table:table-cell>
          <table:table-cell table:style-name="Tabela1.A2" office:value-type="string">
            <text:p text:style-name="P7">Odbiorca, Nadawca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P4"><text:span text:style-name="T3"/></text:p>
      <text:p text:style-name="P4">Słownik<text:span text:style-name="T3">:</text:span></text:p>
      <text:p text:style-name="P4"><text:span text:style-name="T3"/></text:p>
      <text:p text:style-name="P4">Cel wytworzenia systemu informatycznego<text:span text:style-name="T3">: Umożliwienie klientom łatwego nadawania przesyłek za pomocą strony internetowej lub aplikacji.</text:span></text:p>
      <text:p text:style-name="P4"><text:span text:style-name="T3"/></text:p>
      <text:p text:style-name="P2">[NOTATKI]</text:p>
      <text:p text:style-name="P2">ZAMAWIANIE PACZKI</text:p>
      <text:p text:style-name="P1">- <text:span text:style-name="T2">Skąd dokąd</text:span></text:p>
      <text:p text:style-name="P1">- <text:span text:style-name="T2">Rozmiar paczki</text:span></text:p>
      <text:p text:style-name="P1">- <text:span text:style-name="T2">Opcje dodatkowe (Paczka za pobraniem, dostawa na jutro itp.)</text:span></text:p>
      <text:p text:style-name="P2">- Dane kontaktowe</text:p>
      <text:p text:style-name="P2"/>
      <text:p text:style-name="P2">REJESTRACJA ORGANIZACJI (Np. sklepów współpracujących z firmą kurierską)</text:p>
      <text:p text:style-name="P2">[/NOTATKI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1T14:05:46.631000000</meta:creation-date>
    <dc:date>2026-03-11T14:38:50.833000000</dc:date>
    <meta:editing-duration>PT33M2S</meta:editing-duration>
    <meta:editing-cycles>6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39" meta:word-count="140" meta:character-count="1055" meta:non-whitespace-character-count="953"/>
  </office:meta>
</office:document-meta>
</file>